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b9ba" officeooo:paragraph-rsid="0005b9ba"/>
    </style:style>
    <style:style style:name="P2" style:family="paragraph" style:parent-style-name="Standard">
      <style:text-properties officeooo:rsid="0005b9ba" officeooo:paragraph-rsid="00097aa3"/>
    </style:style>
    <style:style style:name="P3" style:family="paragraph" style:parent-style-name="Standard">
      <style:text-properties fo:font-weight="bold" officeooo:rsid="000d0b42" officeooo:paragraph-rsid="000d0b42" style:font-weight-asian="bold" style:font-weight-complex="bold"/>
    </style:style>
    <style:style style:name="P4" style:family="paragraph" style:parent-style-name="Standard" style:list-style-name="L1">
      <style:text-properties officeooo:paragraph-rsid="00139cfa"/>
    </style:style>
    <style:style style:name="P5" style:family="paragraph" style:parent-style-name="Standard" style:list-style-name="L2">
      <style:text-properties officeooo:paragraph-rsid="0005b9ba"/>
    </style:style>
    <style:style style:name="P6" style:family="paragraph" style:parent-style-name="Standard" style:list-style-name="L3">
      <style:text-properties officeooo:rsid="0005b9ba" officeooo:paragraph-rsid="0005b9ba"/>
    </style:style>
    <style:style style:name="P7" style:family="paragraph" style:parent-style-name="Standard" style:list-style-name="L3">
      <style:text-properties officeooo:rsid="0005b9ba" officeooo:paragraph-rsid="00097aa3"/>
    </style:style>
    <style:style style:name="P8" style:family="paragraph" style:parent-style-name="Standard" style:list-style-name="L3">
      <style:text-properties officeooo:rsid="0005b9ba" officeooo:paragraph-rsid="0007069b"/>
    </style:style>
    <style:style style:name="P9" style:family="paragraph" style:parent-style-name="Standard" style:list-style-name="L3">
      <style:text-properties officeooo:rsid="0005b9ba" officeooo:paragraph-rsid="0008d14f"/>
    </style:style>
    <style:style style:name="P10" style:family="paragraph" style:parent-style-name="Standard" style:list-style-name="L4">
      <style:text-properties officeooo:rsid="000ff5b3" officeooo:paragraph-rsid="000ff5b3"/>
    </style:style>
    <style:style style:name="P1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officeooo:rsid="000ff5b3"/>
    </style:style>
    <style:style style:name="T2" style:family="text">
      <style:text-properties officeooo:rsid="00120ff9"/>
    </style:style>
    <style:style style:name="T3" style:family="text">
      <style:text-properties officeooo:rsid="00139cfa"/>
    </style:style>
    <style:style style:name="T4" style:family="text">
      <style:text-properties officeooo:rsid="00142bd8"/>
    </style:style>
    <style:style style:name="T5" style:family="text">
      <style:text-properties officeooo:rsid="00158d8b"/>
    </style:style>
    <style:style style:name="T6" style:family="text">
      <style:text-properties officeooo:rsid="00168ae0"/>
    </style:style>
    <style:style style:name="T7" style:family="text">
      <style:text-properties officeooo:rsid="0016c1ae"/>
    </style:style>
    <style:style style:name="T8" style:family="text">
      <style:text-properties officeooo:rsid="0017564b"/>
    </style:style>
    <style:style style:name="T9" style:family="text">
      <style:text-properties officeooo:rsid="0017a07a"/>
    </style:style>
    <style:style style:name="T10" style:family="text">
      <style:text-properties officeooo:rsid="00188011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illa de verificación 1" form:control-implementation="ooo:com.sun.star.form.component.CheckBox" xml:id="control1" form:id="control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2" form:control-implementation="ooo:com.sun.star.form.component.CheckBox" xml:id="control2" form:id="control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3" form:control-implementation="ooo:com.sun.star.form.component.CheckBox" xml:id="control3" form:id="control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4" form:control-implementation="ooo:com.sun.star.form.component.CheckBox" xml:id="control4" form:id="control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5" form:control-implementation="ooo:com.sun.star.form.component.CheckBox" xml:id="control5" form:id="control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6" form:control-implementation="ooo:com.sun.star.form.component.CheckBox" xml:id="control6" form:id="control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7" form:control-implementation="ooo:com.sun.star.form.component.CheckBox" xml:id="control7" form:id="control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8" form:control-implementation="ooo:com.sun.star.form.component.CheckBox" xml:id="control8" form:id="control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9" form:control-implementation="ooo:com.sun.star.form.component.CheckBox" xml:id="control9" form:id="control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Adierazi check batekin zeintzuk diren praktikaren eginkizun honetan bete dituzuen eskakizunak. Kontuan eduki guztiak bete behar dituzuela eginkizuna entregatu baino lehen.</text:span></text:p>
      <text:p text:style-name="P3"/>
      <text:list xml:id="list4265171239676156156" text:style-name="L1">
        <text:list-item>
          <text:p text:style-name="P4"><text:span text:style-name="T3">Aurkibidea sortu dugu eta bertan dokumentuaren atal berdinak eta hauen orrialde zenbakia agertzen direla egiaztatu dugu. </text:span><text:span text:style-name="T3"><draw:control text:anchor-type="as-char" draw:z-index="0" draw:style-name="gr1" draw:text-style-name="P11" svg:width="0.514cm" svg:height="0.53cm" draw:control="control1"/></text:span></text:p>
        </text:list-item>
      </text:list>
      <text:p text:style-name="P1"/>
      <text:list xml:id="list9052807706940661907" text:style-name="L2">
        <text:list-item>
          <text:p text:style-name="P5"><text:span text:style-name="T3">Memorian dokumentazio-ereduan agertzen diren atal guztial sartu ditugu. </text:span><text:span text:style-name="T3"><draw:control text:anchor-type="as-char" draw:z-index="1" draw:style-name="gr1" draw:text-style-name="P11" svg:width="0.578cm" svg:height="0.468cm" draw:control="control2"/></text:span></text:p>
        </text:list-item>
      </text:list>
      <text:p text:style-name="P1"/>
      <text:list xml:id="list2618571277749361559" text:style-name="L3">
        <text:list-item>
          <text:p text:style-name="P6"><text:span text:style-name="T4">Memoriaren ortografia eta gramatika zuzendu ditugu</text:span>. <draw:control text:anchor-type="as-char" draw:z-index="2" draw:style-name="gr1" draw:text-style-name="P11" svg:width="0.683cm" svg:height="0.779cm" draw:control="control3"/></text:p>
          <text:p text:style-name="P6"/>
        </text:list-item>
        <text:list-item>
          <text:p text:style-name="P7"><text:span text:style-name="T4">Klase-diagrama bat aurkeztu dugu, klaseen izenekin eta hauen atributu eta metodoekin. Metodo bakoitzarentzat bere parametroak adierazi ditugu, eta <text:s/>baita publikoak diren edo ez.</text:span> <draw:control text:anchor-type="as-char" draw:z-index="3" draw:style-name="gr1" draw:text-style-name="P11" svg:width="0.683cm" svg:height="0.779cm" draw:control="control4"/></text:p>
        </text:list-item>
      </text:list>
      <text:p text:style-name="P2"/>
      <text:list xml:id="list3227964316616001726" text:style-name="L4">
        <text:list-item>
          <text:p text:style-name="P10"><text:span text:style-name="T5">Algoritmoen diseinua dokumentazio-ereduko 4. atalean agertzen den bezala aurkeztu dugu. Hau da</text:span>:</text:p>
        </text:list-item>
      </text:list>
      <text:list xml:id="list74017186920704" text:continue-list="list2618571277749361559" text:style-name="L3">
        <text:list-header>
          <text:p text:style-name="P8"/>
          <text:list>
            <text:list-item>
              <text:p text:style-name="P7"><text:span text:style-name="T6">Metodo bakoitzaren espezifikazioa (aurrebaldintzak eta postbaldintzak) adierazi dugu.</text:span> <draw:control text:anchor-type="as-char" draw:z-index="4" draw:style-name="gr1" draw:text-style-name="P11" svg:width="0.683cm" svg:height="0.779cm" draw:control="control5"/></text:p>
            </text:list-item>
          </text:list>
          <text:p text:style-name="P9"/>
          <text:list text:continue-numbering="true">
            <text:list-item>
              <text:p text:style-name="P7"><text:span text:style-name="T7">Metodo bakoitzerako kontuan eduki ditugun proba-kasuak zerrendatu ditugu</text:span>. <draw:control text:anchor-type="as-char" draw:z-index="5" draw:style-name="gr1" draw:text-style-name="P11" svg:width="0.683cm" svg:height="0.779cm" draw:control="control6"/></text:p>
            </text:list-item>
          </text:list>
          <text:p text:style-name="P9"/>
          <text:list text:continue-numbering="true">
            <text:list-item>
              <text:p text:style-name="P7"><text:span text:style-name="T8">Algoritmo bakoitzaren deskripzio bat aurkeztu dugu eta EZ algoritmo hori inplementatzen duen programaren kodea (kodea 5. atalean jarriko duzue)</text:span>. <draw:control text:anchor-type="as-char" draw:z-index="6" draw:style-name="gr1" draw:text-style-name="P11" svg:width="0.683cm" svg:height="0.779cm" draw:control="control7"/></text:p>
            </text:list-item>
          </text:list>
          <text:p text:style-name="P9"/>
          <text:list text:continue-numbering="true">
            <text:list-item>
              <text:p text:style-name="P7"><text:span text:style-name="T9">Era arrazoitu batean kalkulatu dugu metodo bakoitzaren kostua. Adibidez, kostua </text:span>O(n*m), <text:s/>'n' <text:span text:style-name="T9">eta</text:span> 'm'-<text:span text:style-name="T9">ek zeri egiten dioten erreferentzia adierazi dugu</text:span>. <draw:control text:anchor-type="as-char" draw:z-index="7" draw:style-name="gr1" draw:text-style-name="P11" svg:width="0.683cm" svg:height="0.779cm" draw:control="control8"/></text:p>
            </text:list-item>
          </text:list>
          <text:p text:style-name="P9"/>
        </text:list-header>
        <text:list-item>
          <text:p text:style-name="P7"><text:span text:style-name="T10">Kodea bai fitxategi handiarekin, bai txikiarekin probatu dugu</text:span>. <draw:control text:anchor-type="as-char" draw:z-index="8" draw:style-name="gr1" draw:text-style-name="P11" svg:width="0.683cm" svg:height="0.779cm" draw:control="control9"/></text:p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08:05:58.353000000</meta:creation-date>
    <dc:date>2017-09-11T07:40:16.390000000</dc:date>
    <meta:editing-duration>PT1H1M55S</meta:editing-duration>
    <meta:editing-cycles>23</meta:editing-cycles>
    <meta:generator>LibreOffice/5.0.2.2$Windows_x86 LibreOffice_project/37b43f919e4de5eeaca9b9755ed688758a8251fe</meta:generator>
    <meta:document-statistic meta:table-count="0" meta:image-count="0" meta:object-count="0" meta:page-count="1" meta:paragraph-count="18" meta:word-count="166" meta:character-count="1226" meta:non-whitespace-character-count="1077"/>
  </office:meta>
</office:document-meta>
</file>